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c6ab" officeooo:paragraph-rsid="0001c6ab"/>
    </style:style>
    <style:style style:name="P2" style:family="paragraph" style:parent-style-name="Standard">
      <style:text-properties officeooo:rsid="00039760" officeooo:paragraph-rsid="00039760"/>
    </style:style>
    <style:style style:name="P3" style:family="paragraph" style:parent-style-name="Standard">
      <style:text-properties officeooo:rsid="0004ee9c" officeooo:paragraph-rsid="0004ee9c"/>
    </style:style>
    <style:style style:name="P4" style:family="paragraph" style:parent-style-name="Standard">
      <style:text-properties officeooo:rsid="00059466" officeooo:paragraph-rsid="00059466"/>
    </style:style>
    <style:style style:name="P5" style:family="paragraph" style:parent-style-name="Standard">
      <style:text-properties officeooo:rsid="0007b949" officeooo:paragraph-rsid="0007b949"/>
    </style:style>
    <style:style style:name="P6" style:family="paragraph" style:parent-style-name="Standard">
      <style:text-properties officeooo:paragraph-rsid="0007b949"/>
    </style:style>
    <style:style style:name="P7" style:family="paragraph" style:parent-style-name="Standard">
      <style:text-properties officeooo:paragraph-rsid="00084fa3"/>
    </style:style>
    <style:style style:name="P8" style:family="paragraph" style:parent-style-name="Standard">
      <style:text-properties officeooo:rsid="000bc8c9" officeooo:paragraph-rsid="000bc8c9"/>
    </style:style>
    <style:style style:name="P9" style:family="paragraph" style:parent-style-name="Standard">
      <style:text-properties officeooo:paragraph-rsid="000bc8c9"/>
    </style:style>
    <style:style style:name="P10" style:family="paragraph" style:parent-style-name="Standard">
      <style:text-properties officeooo:rsid="000ed0ea" officeooo:paragraph-rsid="000ed0ea"/>
    </style:style>
    <style:style style:name="P11" style:family="paragraph" style:parent-style-name="Text_20_body">
      <style:text-properties officeooo:rsid="000ec20d" officeooo:paragraph-rsid="000ec20d"/>
    </style:style>
    <style:style style:name="T1" style:family="text">
      <style:text-properties officeooo:rsid="0004ee9c"/>
    </style:style>
    <style:style style:name="T2" style:family="text">
      <style:text-properties officeooo:rsid="00059466"/>
    </style:style>
    <style:style style:name="T3" style:family="text">
      <style:text-properties officeooo:rsid="0007b949"/>
    </style:style>
    <style:style style:name="T4" style:family="text">
      <style:text-properties officeooo:rsid="00084fa3"/>
    </style:style>
    <style:style style:name="T5" style:family="text">
      <style:text-properties style:text-position="super 58%"/>
    </style:style>
    <style:style style:name="T6" style:family="text">
      <style:text-properties style:text-position="super 58%" officeooo:rsid="00084fa3"/>
    </style:style>
    <style:style style:name="T7" style:family="text">
      <style:text-properties officeooo:rsid="000a354e"/>
    </style:style>
    <style:style style:name="T8" style:family="text">
      <style:text-properties officeooo:rsid="000bc8c9"/>
    </style:style>
    <style:style style:name="T9" style:family="text">
      <style:text-properties officeooo:rsid="000cd321"/>
    </style:style>
    <style:style style:name="T10" style:family="text">
      <style:text-properties officeooo:rsid="000ed0ea"/>
    </style:style>
    <style:style style:name="T11" style:family="text">
      <style:text-properties officeooo:rsid="0010fe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rader stage</text:h>
      <text:p text:style-name="P1">In the beginning the player - Arezzo Soprano is set at the course between mars and earth. He listens to the news broadcasted by the SpaceWide and hears the news about the mysterious object that was observed – an alien spaceship. </text:p>
      <text:p text:style-name="P2">He obviously is missconcerned about the fact… but for a while things get cooled down and he just carries on with his work.</text:p>
      <text:p text:style-name="P2">Few whiles later the SpaceWide displays a dreadful fact – the alien capital ship has deployed hundreds of small fighter ships equipped with laser guns. Which are heading toward the human habitated planets. </text:p>
      <text:p text:style-name="P2">It will be a matter of hours for them to reach their destinations. </text:p>
      <text:p text:style-name="P2"/>
      <text:p text:style-name="P2">Awfuly stressed Arezzo awaits news and orders from the Solar Coordination Center (SCC). In about an hour he receives a message that in case of alien aggression – traders should use their asteroid disintegration guns to investigate the enemy.</text:p>
      <text:p text:style-name="P2"/>
      <text:p text:style-name="P2">Few hours later – horror begins. Alien ships decimate trading vessels <text:span text:style-name="T1">on Arezzo course</text:span>. <text:span text:style-name="T1">He is in disastrous state. In seconds comes the first encounter with enemy fighter.</text:span></text:p>
      <text:p text:style-name="P2"/>
      <text:p text:style-name="P3">The player fights through incoming waves of enemy ships trying to maintain his daily responsibility for the Solar Trading Company (STC). <text:span text:style-name="T11">He also, from time to time is assigned a mission to trade with Jupiter as it’s a new cradle of civilization, being no long a go colonized. </text:span><text:s/><text:span text:style-name="T2">As he delivers the cargoes and fights through – his performance index raises. This stage lasts for around 1 hour or 360 solar days</text:span></text:p>
      <text:p text:style-name="P3"/>
      <text:p text:style-name="P4">NOTE: Simple calculation indicates that one solar day is 10 seconds.</text:p>
      <text:h text:style-name="Heading_20_3" text:outline-level="3">Fighter stage</text:h>
      <text:p text:style-name="P6"><text:span text:style-name="T3">After the survival of one year the player is incorporated into the fighting forces, that were established during the last 90 days. He becomes a fighter pilot. He is assigned a various missions, ranging from escorting existing trade ships to destroying the initial alien capital ship. He is under the command of captain Matthew Peterson. </text:span></text:p>
      <text:p text:style-name="P5">The destruction of the initial capital ships results in destruction debris from which a Shadowspace brake system is recovered, <text:span text:style-name="T4">at that point this stage ends.</text:span></text:p>
      <text:p text:style-name="P6"><text:span text:style-name="T3">The fighter stage is expected to take about 2 solar years (2 hours of gameplay).</text:span></text:p>
      <text:p text:style-name="P7"><text:span text:style-name="T4">At the beginning of 2</text:span><text:span text:style-name="T6">rd</text:span><text:span text:style-name="T4"> solar year of this stage – frigates start to appear – the command centers of fighter squadrons.</text:span></text:p>
      <text:h text:style-name="Heading_20_3" text:outline-level="3">Commander stage</text:h>
      <text:p text:style-name="P9"><text:span text:style-name="T8">This stage means more alien capital ships arriving. It begins</text:span> with player controlling a frigate and a fighter squadron. <text:span text:style-name="T8">He is assigned under the command of general </text:span><text:s/><text:span text:style-name="T8">Medius Mediocris. </text:span>The tactical map and free view are introduced. <text:s/>Missions in this stage are similar to missions in fighter stage but the player has more to do from a tactical standpoint. <text:s/><text:span text:style-name="T7">Here the player can issue orders for the individual fighters and form them into groups, assigning formations and fighting behaviours.</text:span></text:p>
      <text:p text:style-name="P8">The stage is about to take 3 solar years. </text:p>
      <text:p text:style-name="P8">At the beginning of the 3<text:span text:style-name="T5">rd</text:span> year of this stage new capital ships are introduced.</text:p>
      <text:h text:style-name="Heading_20_3" text:outline-level="3">General stage</text:h>
      <text:p text:style-name="Standard">This stage starts with player being in control of <text:span text:style-name="T9">a capital ship. He is put under the command of Earths planetarian Aleksander Domowski, the earth chieftain. In this stage the strategic map is introduced. The </text:span><text:soft-page-break/><text:span text:style-name="T9">player responsibility is to protect Earths space trade routes, the Earth itself and to engage incoming enemy capital ships. At this stage – directional Shadowspace disruptors are available and can be randomly placed around the Solar System. </text:span></text:p>
      <text:p text:style-name="Standard">This stage is meant to take about 5 solar years.</text:p>
      <text:h text:style-name="Heading_20_3" text:outline-level="3">Planetarian stage</text:h>
      <text:p text:style-name="Standard">In this stage player gains control over the Earth, where he can build spaceships and manage trade routes with other planets in Solar System. <text:span text:style-name="T10">He is under the responsibility of solaris Salomon Serafin <text:s text:c="2"/>He also can commence the research of new types of spaceships and the radial Shadowspace disruptor. This stage introduces the solar view, where player can issue orders to generals. This include: protect planet, protect trade route, move fleet to a certain place in Solar Space, attack enemy capital ship. </text:span></text:p>
      <text:p text:style-name="P10">This stage should take up to 10 solar years. The missions should <text:span text:style-name="T11">include the fact that at this point the Jupiter is at Nation development stage.</text:span></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2-02T22:04:27.162000000</dc:date>
    <meta:editing-duration>PT47M9S</meta:editing-duration>
    <meta:editing-cycles>10</meta:editing-cycles>
    <meta:document-statistic meta:table-count="0" meta:image-count="0" meta:object-count="0" meta:page-count="2" meta:paragraph-count="24" meta:word-count="672" meta:character-count="4030" meta:non-whitespace-character-count="3361"/>
  </office:meta>
</office:document-meta>
</file>